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etadataElement.AbstractMetadataElement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tadataElement.getContentHandl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tadataElement.getExtensionAttach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MetadataElement.notifyObjectBuilt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